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999999" draw:fill="solid" draw:fill-color="#eeeeee" draw:textarea-horizontal-align="justify" draw:textarea-vertical-align="middle" draw:auto-grow-height="false" fo:min-height="4.393cm" fo:min-width="14.323cm"/>
    </style:style>
    <style:style style:name="gr2" style:family="graphic" style:parent-style-name="standard">
      <style:graphic-properties svg:stroke-color="#666666" svg:stroke-opacity="0%" draw:fill-color="#ffffff" draw:textarea-horizontal-align="justify" draw:textarea-vertical-align="middle" draw:auto-grow-height="false" fo:min-height="4.057cm" fo:min-width="2.493cm"/>
    </style:style>
    <style:style style:name="gr3" style:family="graphic" style:parent-style-name="standard">
      <style:graphic-properties svg:stroke-width="0.018cm" svg:stroke-color="#666666" draw:marker-start-width="0.226cm" draw:marker-end-width="0.226cm" svg:stroke-opacity="0%" draw:fill-color="#ffffff" draw:textarea-horizontal-align="justify" draw:textarea-vertical-align="middle" draw:auto-grow-height="false" fo:min-height="4.053cm" fo:min-width="4.048cm" fo:padding-top="0.133cm" fo:padding-bottom="0.133cm" fo:padding-left="0.258cm" fo:padding-right="0.258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standard">
      <style:graphic-properties svg:stroke-color="#666666" draw:fill-color="#adc5e7" draw:textarea-horizontal-align="justify" draw:textarea-vertical-align="middle" draw:auto-grow-height="false" fo:min-height="0.957cm" fo:min-width="3.289cm"/>
    </style:style>
    <style:style style:name="gr6" style:family="graphic" style:parent-style-name="standard">
      <style:graphic-properties svg:stroke-color="#666666" draw:fill-color="#adc5e7" draw:textarea-horizontal-align="justify" draw:textarea-vertical-align="middle" draw:auto-grow-height="false" fo:min-height="1.091cm" fo:min-width="3.281cm"/>
    </style:style>
    <style:style style:name="gr7" style:family="graphic" style:parent-style-name="standard">
      <style:graphic-properties draw:stroke="solid" draw:stroke-dash="Fine_20_Dashed" svg:stroke-color="#999999" draw:fill-color="#eeeeee" draw:textarea-horizontal-align="justify" draw:textarea-vertical-align="middle" draw:auto-grow-height="false" fo:min-height="0.96cm" fo:min-width="6.062cm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666666" svg:stroke-opacity="0%" draw:fill-color="#ffffff" draw:textarea-horizontal-align="justify" draw:textarea-vertical-align="middle" draw:auto-grow-height="false" fo:min-height="1.267cm" fo:min-width="2.31cm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666666" draw:fill-color="#adc5e7" draw:textarea-horizontal-align="justify" draw:textarea-vertical-align="middle" draw:auto-grow-height="false" fo:min-height="0.964cm" fo:min-width="1.79cm"/>
    </style:style>
    <style:style style:name="gr15" style:family="graphic" style:parent-style-name="standard">
      <style:graphic-properties svg:stroke-color="#666666" draw:fill-color="#adc5e7" draw:textarea-horizontal-align="justify" draw:textarea-vertical-align="middle" draw:auto-grow-height="false" fo:min-height="1.074cm" fo:min-width="1.792cm"/>
    </style:style>
    <style:style style:name="gr16" style:family="graphic" style:parent-style-name="standard">
      <style:graphic-properties draw:stroke="none" draw:fill="none" fo:min-height="1.882cm"/>
    </style:style>
    <style:style style:name="gr17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draw:fill="none" fo:min-height="2.776cm"/>
    </style:style>
    <style:style style:name="gr19" style:family="graphic" style:parent-style-name="standard">
      <style:graphic-properties draw:stroke="dash" draw:stroke-dash="Fine_20_Dashed" svg:stroke-color="#000000" draw:fill="none" draw:fill-color="#eeeeee" draw:textarea-horizontal-align="justify" draw:textarea-vertical-align="middle" draw:auto-grow-height="false" fo:min-height="6.969cm" fo:min-width="15.13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eeeee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eeeeee"/>
      <style:paragraph-properties fo:text-align="center"/>
    </style:style>
    <style:style style:name="P15" style:family="paragraph"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45cm" svg:height="4.765cm" svg:x="6.316cm" svg:y="0.3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44.079963652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55cm" svg:height="4.369cm" svg:x="17.85cm" svg:y="0.602cm">
          <text:p/>
          <draw:enhanced-geometry svg:viewBox="0 0 21600 21600" draw:path-stretchpoint-x="10800" draw:path-stretchpoint-y="10800" draw:text-areas="?f3 ?f4 ?f5 ?f6" draw:type="round-rectangle" draw:modifiers="768.0337968667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654cm" svg:height="4.409cm" svg:x="6.864cm" svg:y="0.5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68.0337968667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748cm" svg:height="0.807cm" svg:x="6.812cm" svg:y="0.583cm">
          <draw:text-box>
            <text:p><text:span text:style-name="T1"><text:s text:c="10"/></text:span><text:span text:style-name="T1">Solver</text:span></text:p>
          </draw:text-box>
        </draw:frame>
        <draw:custom-shape draw:style-name="gr5" draw:text-style-name="P5" draw:layer="layout" svg:width="3.851cm" svg:height="1.269cm" svg:x="7.225cm" svg:y="1.589cm">
          <text:p text:style-name="P4"><text:span text:style-name="T2">Exact Analysis</text:span></text:p>
          <draw:enhanced-geometry svg:viewBox="0 0 21600 21600" draw:path-stretchpoint-x="10800" draw:path-stretchpoint-y="10800" draw:text-areas="?f3 ?f4 ?f5 ?f6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851cm" svg:height="1.411cm" svg:x="7.194cm" svg:y="3.292cm">
          <text:p text:style-name="P4"><text:span text:style-name="T2">Over-approximated</text:span></text:p>
          <text:p text:style-name="P4"><text:span text:style-name="T2"><text:s/></text:span><text:span text:style-name="T2">Analysis</text:span></text:p>
          <draw:enhanced-geometry svg:viewBox="0 0 21600 21600" draw:path-stretchpoint-x="10800" draw:path-stretchpoint-y="10800" draw:text-areas="?f3 ?f4 ?f5 ?f6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624cm" svg:height="1.272cm" svg:x="11.084cm" svg:y="5.956cm">
          <text:p text:style-name="P6"><text:span text:style-name="T3">Neural Network Repai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4.715cm" svg:height="1.916cm" svg:x="-0.176cm" svg:y="2.168cm">
          <draw:text-box>
            <text:p text:style-name="P4"><text:span text:style-name="T1">Network Model </text:span></text:p>
            <text:p text:style-name="P4"><text:span text:style-name="T1">(ONNX, PyToch)</text:span></text:p>
          </draw:text-box>
        </draw:frame>
        <draw:frame draw:style-name="gr9" draw:text-style-name="P8" draw:layer="layout" svg:width="4.635cm" svg:height="1.673cm" svg:x="-0.227cm" svg:y="4.745cm">
          <draw:text-box>
            <text:p text:style-name="P4"><text:span text:style-name="T1">Safety Properties</text:span></text:p>
          </draw:text-box>
        </draw:frame>
        <draw:line draw:style-name="gr10" draw:text-style-name="P9" draw:layer="layout" svg:x1="4.227cm" svg:y1="2.797cm" svg:x2="5.814cm" svg:y2="2.797cm">
          <text:p/>
        </draw:line>
        <draw:frame draw:style-name="gr8" draw:text-style-name="P8" draw:layer="layout" svg:width="4.347cm" svg:height="1.916cm" svg:x="22.831cm" svg:y="6.1cm">
          <draw:text-box>
            <text:p text:style-name="P4"><text:span text:style-name="T1">Safe Model</text:span></text:p>
            <text:p text:style-name="P4"><text:span text:style-name="T1">(ONNX, PyTorch)</text:span></text:p>
          </draw:text-box>
        </draw:frame>
        <draw:custom-shape draw:style-name="gr11" draw:text-style-name="P10" draw:layer="layout" svg:width="2.888cm" svg:height="1.595cm" svg:x="13.305cm" svg:y="2.333cm">
          <text:p text:style-name="P4"><text:span text:style-name="T1">Reachable </text:span></text:p>
          <text:p text:style-name="P4"><text:span text:style-name="T1">Sets</text:span></text:p>
          <draw:enhanced-geometry svg:viewBox="0 0 21600 21600" draw:path-stretchpoint-x="10800" draw:path-stretchpoint-y="10800" draw:text-areas="?f3 ?f4 ?f5 ?f6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9" draw:layer="layout" svg:x1="11.547cm" svg:y1="3.07cm" svg:x2="13.284cm" svg:y2="3.07cm">
          <text:p/>
        </draw:line>
        <draw:line draw:style-name="gr13" draw:text-style-name="P9" draw:layer="layout" svg:x1="4.278cm" svg:y1="5.176cm" svg:x2="5.814cm" svg:y2="5.176cm">
          <text:p/>
        </draw:line>
        <draw:custom-shape draw:style-name="gr14" draw:text-style-name="P11" draw:layer="layout" svg:width="2.352cm" svg:height="1.276cm" svg:x="18.167cm" svg:y="1.562cm">
          <text:p text:style-name="P4"><text:span text:style-name="T2">Visualizer</text:span></text:p>
          <draw:enhanced-geometry svg:viewBox="0 0 21600 21600" draw:path-stretchpoint-x="10800" draw:path-stretchpoint-y="10800" draw:text-areas="?f3 ?f4 ?f5 ?f6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2.36cm" svg:height="1.392cm" svg:x="18.19cm" svg:y="3.284cm">
          <text:p text:style-name="P4"><text:span text:style-name="T2">Verifier</text:span></text:p>
          <draw:enhanced-geometry svg:viewBox="0 0 21600 21600" draw:path-stretchpoint-x="10800" draw:path-stretchpoint-y="10800" draw:text-areas="?f3 ?f4 ?f5 ?f6" draw:type="round-rectangle" draw:modifiers="1840.601503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439cm" svg:height="0.807cm" svg:x="18.133cm" svg:y="0.602cm">
          <draw:text-box>
            <text:p><text:span text:style-name="T1">Analyzer</text:span></text:p>
          </draw:text-box>
        </draw:frame>
        <draw:line draw:style-name="gr12" draw:text-style-name="P9" draw:layer="layout" svg:x1="16.193cm" svg:y1="3.05cm" svg:x2="17.839cm" svg:y2="3.05cm">
          <text:p/>
        </draw:line>
        <draw:frame draw:style-name="gr16" draw:text-style-name="P13" draw:layer="layout" svg:width="5.55cm" svg:height="2.132cm" svg:x="11.982cm" svg:y="0.644cm">
          <draw:text-box>
            <text:p text:style-name="P12"><text:span text:style-name="T3">Reachability </text:span></text:p>
            <text:p text:style-name="P12"><text:span text:style-name="T3">Analysis</text:span></text:p>
          </draw:text-box>
        </draw:frame>
        <draw:line draw:style-name="gr17" draw:text-style-name="P9" draw:layer="layout" svg:x1="19.818cm" svg:y1="6.607cm" svg:x2="23.047cm" svg:y2="6.601cm">
          <text:p/>
        </draw:line>
        <draw:frame draw:style-name="gr18" draw:text-style-name="P8" draw:layer="layout" svg:width="5.355cm" svg:height="3.026cm" svg:x="22.188cm" svg:y="0.231cm">
          <draw:text-box>
            <text:p text:style-name="P4"><text:span text:style-name="T1">Plot exact Output </text:span></text:p>
            <text:p text:style-name="P4"><text:span text:style-name="T1">Reachable Domain</text:span></text:p>
            <text:p text:style-name="P4"><text:span text:style-name="T1">&amp; </text:span></text:p>
            <text:p text:style-name="P4"><text:span text:style-name="T1">Exact Unsafe </text:span></text:p>
            <text:p text:style-name="P4"><text:span text:style-name="T1">Input Domain</text:span></text:p>
          </draw:text-box>
        </draw:frame>
        <draw:line draw:style-name="gr17" draw:text-style-name="P9" draw:layer="layout" svg:x1="20.743cm" svg:y1="2.177cm" svg:x2="22.834cm" svg:y2="2.173cm">
          <text:p/>
        </draw:line>
        <draw:line draw:style-name="gr17" draw:text-style-name="P9" draw:layer="layout" svg:x1="20.723cm" svg:y1="4.077cm" svg:x2="22.835cm" svg:y2="4.074cm">
          <text:p/>
        </draw:line>
        <draw:frame draw:style-name="gr9" draw:text-style-name="P8" draw:layer="layout" svg:width="3.922cm" svg:height="1.673cm" svg:x="22.831cm" svg:y="3.701cm">
          <draw:text-box>
            <text:p text:style-name="P4"><text:span text:style-name="T1">Safe / Unsafe</text:span></text:p>
          </draw:text-box>
        </draw:frame>
        <draw:custom-shape draw:style-name="gr19" draw:text-style-name="P14" draw:layer="layout" svg:width="15.82cm" svg:height="7.407cm" svg:x="5.919cm" svg:y="0.114cm">
          <text:p/>
          <draw:enhanced-geometry svg:viewBox="0 0 21600 21600" draw:path-stretchpoint-x="10800" draw:path-stretchpoint-y="10800" draw:text-areas="?f3 ?f4 ?f5 ?f6" draw:type="round-rectangle" draw:modifiers="944.079963652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9" draw:layer="layout" svg:x1="11.091cm" svg:y1="6.586cm" svg:x2="9.559cm" svg:y2="6.586cm">
          <text:p/>
        </draw:line>
        <draw:line draw:style-name="gr21" draw:text-style-name="P9" draw:layer="layout" svg:x1="9.559cm" svg:y1="6.586cm" svg:x2="9.559cm" svg:y2="5.154cm">
          <text:p/>
        </draw:line>
        <draw:line draw:style-name="gr21" draw:text-style-name="P9" draw:layer="layout" svg:x1="14.533cm" svg:y1="5.154cm" svg:x2="14.533cm" svg:y2="5.956cm">
          <text:p/>
        </draw:line>
        <draw:line draw:style-name="gr21" draw:text-style-name="P9" draw:layer="layout" svg:x1="19.321cm" svg:y1="6.602cm" svg:x2="17.705cm" svg:y2="6.602cm">
          <text:p/>
        </draw:line>
        <draw:line draw:style-name="gr20" draw:text-style-name="P9" draw:layer="layout" svg:x1="19.321cm" svg:y1="6.597cm" svg:x2="19.321cm" svg:y2="5.153cm">
          <text:p/>
        </draw:line>
        <draw:frame draw:style-name="gr9" draw:text-style-name="P16" draw:layer="layout" svg:width="3.363cm" svg:height="1.673cm" svg:x="6.062cm" svg:y="6.129cm">
          <draw:text-box>
            <text:p text:style-name="P15"><text:span text:style-name="T4">Eng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4T10:36:25.801381789</meta:creation-date>
    <dc:date>2022-01-14T16:27:59.654339934</dc:date>
    <meta:editing-duration>PT4H59M23S</meta:editing-duration>
    <meta:editing-cycles>34</meta:editing-cycles>
    <meta:generator>LibreOffice/6.0.7.3$Linux_X86_64 LibreOffice_project/00m0$Build-3</meta:generator>
    <meta:document-statistic meta:object-count="31"/>
  </office:meta>
</office:document-meta>
</file>